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53" draw:fill="none" draw:textarea-vertical-align="middle"/>
    </style:style>
    <style:style style:name="gr2" style:family="graphic" style:parent-style-name="objectwithoutfill">
      <style:graphic-properties draw:marker-end="Arrowheads_20_54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6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103cm"/>
      <style:paragraph-properties style:writing-mode="lr-tb"/>
    </style:style>
    <style:style style:name="gr6" style:family="graphic" style:parent-style-name="objectwithoutfill">
      <style:graphic-properties draw:marker-end="Arrowheads_20_5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1.6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7.26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7" style:family="graphic" style:parent-style-name="objectwithoutfill">
      <style:graphic-properties draw:marker-end="Arrowheads_20_55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1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763cm"/>
      <style:paragraph-properties style:writing-mode="lr-tb"/>
    </style:style>
    <style:style style:name="gr22" style:family="graphic" style:parent-style-name="objectwithoutfill">
      <style:graphic-properties draw:marker-end="Arrowheads_20_56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7.79cm"/>
      <style:paragraph-properties style:writing-mode="lr-tb"/>
    </style:style>
    <style:style style:name="gr24" style:family="graphic" style:parent-style-name="objectwithoutfill">
      <style:graphic-properties draw:marker-end="Arrowheads_20_58" draw:marker-end-width="0.3cm" draw:fill="none" draw:textarea-vertical-align="middle"/>
    </style:style>
    <style:style style:name="gr25" style:family="graphic" style:parent-style-name="objectwithoutfill">
      <style:graphic-properties draw:marker-end="Arrowheads_20_59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3.56cm" fo:min-width="2.0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56cm" fo:min-width="1.40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2.6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2.6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1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Go Mono1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1" fo:font-size="10.5pt" fo:font-style="normal" fo:font-weight="normal"/>
    </style:style>
    <style:style style:name="P5" style:family="paragraph">
      <loext:graphic-properties draw:fill="none" draw:fill-color="#ffffff"/>
      <style:paragraph-properties style:writing-mode="lr-tb"/>
      <style:text-properties style:font-name="Go Mono1" fo:font-size="10.5pt"/>
    </style:style>
    <style:style style:name="P6" style:family="paragraph">
      <style:paragraph-properties fo:text-align="center" style:writing-mode="lr-tb"/>
      <style:text-properties style:font-name="Go Mono1" fo:font-size="10.5pt" fo:font-style="normal" fo:font-weight="normal"/>
    </style:style>
    <style:style style:name="P7" style:family="paragraph">
      <style:paragraph-properties fo:text-align="center"/>
      <style:text-properties style:font-name="Go Mono1" fo:font-size="10.5pt" fo:font-style="normal" fo:font-weight="normal"/>
    </style:style>
    <style:style style:name="P8" style:family="paragraph">
      <loext:graphic-properties draw:fill-color="#000000"/>
      <style:paragraph-properties fo:text-align="center"/>
      <style:text-properties style:font-name="Go Mono1" fo:font-size="10.5pt" fo:font-style="normal" fo:font-weight="normal"/>
    </style:style>
    <style:style style:name="P9" style:family="paragraph">
      <style:paragraph-properties fo:text-align="center"/>
    </style:style>
    <style:style style:name="P10" style:family="paragraph">
      <style:text-properties style:font-name="Go Mono1"/>
    </style:style>
    <style:style style:name="P11" style:family="paragraph">
      <loext:graphic-properties draw:fill="none" draw:fill-color="#ffffff"/>
      <style:paragraph-properties style:writing-mode="lr-tb"/>
      <style:text-properties style:font-name="Go Mono1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Go Mono1" fo:font-size="10.5pt" fo:font-style="normal" fo:font-weight="normal" style:font-name-asian="Go Mono1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Go Mono1" fo:font-size="10.5pt" fo:font-style="normal" fo:font-weight="normal" style:font-name-asian="Go Mono1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style:font-name="Go Mono1" fo:font-size="8pt" fo:font-style="normal" fo:font-weight="normal" style:font-size-asian="8pt" style:font-size-complex="8pt"/>
    </style:style>
    <style:style style:name="T1" style:family="text">
      <style:text-properties fo:color="#0f3cd5" loext:opacity="100%" style:font-name="Go Mono1" fo:font-size="12pt" fo:font-style="normal" style:text-underline-style="none" fo:font-weight="bold"/>
    </style:style>
    <style:style style:name="T2" style:family="text">
      <style:text-properties style:font-name="Go Mono1" fo:font-size="10.5pt" fo:font-style="normal" fo:font-weight="normal"/>
    </style:style>
    <style:style style:name="T3" style:family="text">
      <style:text-properties style:font-name="Go Mono1" fo:font-size="10.5pt"/>
    </style:style>
    <style:style style:name="T4" style:family="text">
      <style:text-properties style:font-name="Go Mono1" fo:font-size="10pt" style:font-size-asian="10pt" style:font-size-complex="10pt"/>
    </style:style>
    <style:style style:name="T5" style:family="text">
      <style:text-properties style:font-name="Go Mono1" fo:font-size="10.5pt" fo:font-style="normal" fo:font-weight="normal" style:font-name-asian="Go Mono1"/>
    </style:style>
    <style:style style:name="T6" style:family="text">
      <style:text-properties style:font-name="Go Mono1"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303cm" svg:y1="21.32cm" svg:x2="12.303cm" svg:y2="25.384cm">
          <text:p/>
        </draw:line>
        <draw:line draw:style-name="gr1" draw:text-style-name="P1" draw:layer="layout" svg:x1="16.113cm" svg:y1="21.32cm" svg:x2="16.113cm" svg:y2="25.384cm">
          <text:p/>
        </draw:line>
        <draw:line draw:style-name="gr2" draw:text-style-name="P1" draw:layer="layout" svg:x1="6.461cm" svg:y1="23.86cm" svg:x2="6.461cm" svg:y2="21.701cm">
          <text:p/>
        </draw:line>
        <draw:line draw:style-name="gr1" draw:text-style-name="P1" draw:layer="layout" svg:x1="23.733cm" svg:y1="25.765cm" svg:x2="20.304cm" svg:y2="25.765cm">
          <text:p/>
        </draw:line>
        <draw:frame draw:style-name="gr3" draw:text-style-name="P2" draw:layer="layout" svg:width="3.55cm" svg:height="0.738cm" svg:x="2.27cm" svg:y="3.705cm">
          <draw:text-box>
            <text:p><text:span text:style-name="T1">ParallelComb</text:span></text:p>
          </draw:text-box>
        </draw:frame>
        <draw:frame draw:style-name="gr4" draw:text-style-name="P2" draw:layer="layout" svg:width="8.122cm" svg:height="0.738cm" svg:x="2.27cm" svg:y="19.05cm">
          <draw:text-box>
            <text:p><text:span text:style-name="T1">Multi Tap Comb</text:span></text:p>
          </draw:text-box>
        </draw:frame>
        <draw:frame draw:style-name="gr5" draw:text-style-name="P3" draw:layer="layout" svg:width="2.043cm" svg:height="0.674cm" svg:x="2.743cm" svg:y="20.9cm">
          <draw:text-box>
            <text:p><text:span text:style-name="T2">Main In</text:span></text:p>
          </draw:text-box>
        </draw:frame>
        <draw:line draw:style-name="gr6" draw:text-style-name="P4" draw:layer="layout" svg:x1="4.81cm" svg:y1="21.32cm" svg:x2="6.08cm" svg:y2="21.32cm">
          <text:p/>
        </draw:line>
        <draw:frame draw:style-name="gr7" draw:text-style-name="P3" draw:layer="layout" svg:width="1.823cm" svg:height="0.674cm" svg:x="24.49cm" svg:y="20.912cm">
          <draw:text-box>
            <text:p><text:span text:style-name="T2">Output</text:span></text:p>
          </draw:text-box>
        </draw:frame>
        <draw:line draw:style-name="gr6" draw:text-style-name="P4" draw:layer="layout" svg:x1="6.842cm" svg:y1="21.32cm" svg:x2="9.255cm" svg:y2="21.32cm">
          <text:p/>
        </draw:line>
        <draw:line draw:style-name="gr6" draw:text-style-name="P4" draw:layer="layout" svg:x1="11.795cm" svg:y1="21.32cm" svg:x2="13.065cm" svg:y2="21.32cm">
          <text:p/>
        </draw:line>
        <draw:frame draw:style-name="gr8" draw:text-style-name="P5" draw:layer="layout" svg:width="12.169cm" svg:height="1.097cm" svg:x="7.604cm" svg:y="3.667cm">
          <draw:text-box>
            <text:p><text:span text:style-name="T3">Disabling oversampling bypasses up and down samplers.</text:span></text:p>
            <text:p><text:span text:style-name="T3"/></text:p>
          </draw:text-box>
        </draw:frame>
        <draw:custom-shape draw:style-name="gr9" draw:text-style-name="P6" draw:layer="layout" svg:width="2.54cm" svg:height="1.27cm" svg:x="9.255cm" svg:y="20.685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7" draw:layer="layout" svg:width="0.762cm" svg:height="0.762cm" svg:x="6.08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6.461cm" svg:y1="21.193cm" svg:x2="6.461cm" svg:y2="21.447cm">
            <text:p/>
          </draw:line>
          <draw:line draw:style-name="gr11" draw:text-style-name="P4" draw:layer="layout" svg:x1="6.588cm" svg:y1="21.32cm" svg:x2="6.334cm" svg:y2="21.32cm">
            <text:p/>
          </draw:line>
        </draw:g>
        <draw:custom-shape draw:style-name="gr9" draw:text-style-name="P6" draw:layer="layout" svg:width="2.54cm" svg:height="1.27cm" svg:x="13.065cm" svg:y="20.685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254cm" svg:x="12.17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5.605cm" svg:y1="21.32cm" svg:x2="16.875cm" svg:y2="21.32cm">
          <text:p/>
        </draw:line>
        <draw:custom-shape draw:style-name="gr9" draw:text-style-name="P6" draw:layer="layout" svg:width="2.54cm" svg:height="1.27cm" svg:x="16.875cm" svg:y="20.685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254cm" svg:x="15.98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9.415cm" svg:y1="21.32cm" svg:x2="20.685cm" svg:y2="21.32cm">
          <text:p/>
        </draw:line>
        <draw:custom-shape draw:style-name="gr9" draw:text-style-name="P6" draw:layer="layout" svg:width="2.54cm" svg:height="1.27cm" svg:x="20.685cm" svg:y="20.685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254cm" svg:x="19.79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923cm" svg:y1="21.32cm" svg:x2="19.923cm" svg:y2="25.384cm">
          <text:p/>
        </draw:line>
        <draw:g>
          <draw:custom-shape draw:style-name="gr10" draw:text-style-name="P7" draw:layer="layout" svg:width="0.762cm" svg:height="0.762cm" svg:x="11.92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2.303cm" svg:y1="25.638cm" svg:x2="12.303cm" svg:y2="25.892cm">
            <text:p/>
          </draw:line>
          <draw:line draw:style-name="gr11" draw:text-style-name="P4" draw:layer="layout" svg:x1="12.43cm" svg:y1="25.765cm" svg:x2="12.176cm" svg:y2="25.765cm">
            <text:p/>
          </draw:line>
        </draw:g>
        <draw:g>
          <draw:custom-shape draw:style-name="gr10" draw:text-style-name="P7" draw:layer="layout" svg:width="0.762cm" svg:height="0.762cm" svg:x="15.73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6.113cm" svg:y1="25.638cm" svg:x2="16.113cm" svg:y2="25.892cm">
            <text:p/>
          </draw:line>
          <draw:line draw:style-name="gr11" draw:text-style-name="P4" draw:layer="layout" svg:x1="16.24cm" svg:y1="25.765cm" svg:x2="15.986cm" svg:y2="25.765cm">
            <text:p/>
          </draw:line>
        </draw:g>
        <draw:line draw:style-name="gr6" draw:text-style-name="P4" draw:layer="layout" svg:x1="23.225cm" svg:y1="21.32cm" svg:x2="24.495cm" svg:y2="21.32cm">
          <text:p/>
        </draw:line>
        <draw:custom-shape draw:style-name="gr12" draw:text-style-name="P8" draw:layer="layout" svg:width="0.254cm" svg:height="0.254cm" svg:x="23.60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3.733cm" svg:y1="21.32cm" svg:x2="23.733cm" svg:y2="25.765cm">
          <text:p/>
        </draw:line>
        <draw:g>
          <draw:custom-shape draw:style-name="gr10" draw:text-style-name="P7" draw:layer="layout" svg:width="0.762cm" svg:height="0.762cm" svg:x="19.54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9.923cm" svg:y1="25.638cm" svg:x2="19.923cm" svg:y2="25.892cm">
            <text:p/>
          </draw:line>
          <draw:line draw:style-name="gr11" draw:text-style-name="P4" draw:layer="layout" svg:x1="20.05cm" svg:y1="25.765cm" svg:x2="19.796cm" svg:y2="25.765cm">
            <text:p/>
          </draw:line>
        </draw:g>
        <draw:line draw:style-name="gr1" draw:text-style-name="P1" draw:layer="layout" svg:x1="19.542cm" svg:y1="25.765cm" svg:x2="16.494cm" svg:y2="25.765cm">
          <text:p/>
        </draw:line>
        <draw:line draw:style-name="gr1" draw:text-style-name="P1" draw:layer="layout" svg:x1="15.732cm" svg:y1="25.765cm" svg:x2="12.684cm" svg:y2="25.765cm">
          <text:p/>
        </draw:line>
        <draw:frame draw:style-name="gr13" draw:text-style-name="P5" draw:layer="layout" svg:width="8.867cm" svg:height="1.097cm" svg:x="9.344cm" svg:y="19.207cm">
          <draw:text-box>
            <text:p><text:span text:style-name="T3">All 4 delays share a single buffer.</text:span></text:p>
            <text:p><text:span text:style-name="T3">Self Mod. signal modulates delay time.</text:span></text:p>
          </draw:text-box>
        </draw:frame>
        <draw:custom-shape draw:style-name="gr14" draw:text-style-name="P9" draw:layer="layout" svg:width="0.762cm" svg:height="0.762cm" svg:x="6.08cm" svg:y="22.3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2.28cm" svg:height="0.772cm" svg:x="4.048cm" svg:y="22.336cm">
          <draw:text-box>
            <text:p text:style-name="P10"><text:span text:style-name="T4">Feedback</text:span></text:p>
          </draw:text-box>
        </draw:frame>
        <draw:custom-shape draw:style-name="gr16" draw:text-style-name="P6" draw:layer="layout" svg:width="2.54cm" svg:height="1.016cm" svg:x="11.16cm" svg:y="12.557cm">
          <text:p text:style-name="P6"><text:span text:style-name="T2">Highpas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254cm" svg:x="6.334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25cm" svg:y1="23.86cm" svg:x2="10.525cm" svg:y2="21.955cm">
          <text:p/>
        </draw:line>
        <draw:line draw:style-name="gr2" draw:text-style-name="P1" draw:layer="layout" svg:x1="14.335cm" svg:y1="23.86cm" svg:x2="14.335cm" svg:y2="21.955cm">
          <text:p/>
        </draw:line>
        <draw:line draw:style-name="gr2" draw:text-style-name="P1" draw:layer="layout" svg:x1="18.145cm" svg:y1="23.86cm" svg:x2="18.145cm" svg:y2="21.955cm">
          <text:p/>
        </draw:line>
        <draw:line draw:style-name="gr2" draw:text-style-name="P1" draw:layer="layout" svg:x1="22.082cm" svg:y1="23.86cm" svg:x2="22.082cm" svg:y2="21.955cm">
          <text:p/>
        </draw:line>
        <draw:line draw:style-name="gr11" draw:text-style-name="P1" draw:layer="layout" svg:x1="4.81cm" svg:y1="23.86cm" svg:x2="22.082cm" svg:y2="23.86cm">
          <text:p/>
        </draw:line>
        <draw:custom-shape draw:style-name="gr12" draw:text-style-name="P8" draw:layer="layout" svg:width="0.254cm" svg:height="0.254cm" svg:x="10.39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4.20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254cm" svg:height="0.254cm" svg:x="18.01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762cm" svg:height="0.762cm" draw:transform="rotate (-1.5707963267949) translate (9.763cm 2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2.407cm" svg:height="0.772cm" svg:x="8.185cm" svg:y="24.241cm">
          <draw:text-box>
            <text:p text:style-name="P10"><text:span text:style-name="T4">Self Mod.</text:span></text:p>
          </draw:text-box>
        </draw:frame>
        <draw:frame draw:style-name="gr5" draw:text-style-name="P3" draw:layer="layout" svg:width="2.263cm" svg:height="0.674cm" svg:x="2.523cm" svg:y="23.479cm">
          <draw:text-box>
            <text:p><text:span text:style-name="T2">Cross In</text:span></text:p>
          </draw:text-box>
        </draw:frame>
        <draw:line draw:style-name="gr6" draw:text-style-name="P4" draw:layer="layout" svg:x1="11.922cm" svg:y1="25.765cm" svg:x2="4.81cm" svg:y2="25.765cm">
          <text:p/>
        </draw:line>
        <draw:frame draw:style-name="gr5" draw:text-style-name="P3" draw:layer="layout" svg:width="2.483cm" svg:height="0.674cm" svg:x="2.303cm" svg:y="25.384cm">
          <draw:text-box>
            <text:p><text:span text:style-name="T2">Cross Out</text:span></text:p>
          </draw:text-box>
        </draw:frame>
        <draw:g>
          <draw:custom-shape draw:style-name="gr10" draw:text-style-name="P7" draw:layer="layout" svg:width="0.762cm" svg:height="0.762cm" svg:x="13.95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4.335cm" svg:y1="22.844cm" svg:x2="14.335cm" svg:y2="23.098cm">
            <text:p/>
          </draw:line>
          <draw:line draw:style-name="gr11" draw:text-style-name="P4" draw:layer="layout" svg:x1="14.462cm" svg:y1="22.971cm" svg:x2="14.208cm" svg:y2="22.971cm">
            <text:p/>
          </draw:line>
        </draw:g>
        <draw:line draw:style-name="gr17" draw:text-style-name="P1" draw:layer="layout" svg:x1="13.319cm" svg:y1="22.971cm" svg:x2="13.954cm" svg:y2="22.971cm">
          <text:p/>
        </draw:line>
        <draw:frame draw:style-name="gr18" draw:text-style-name="P3" draw:layer="layout" svg:width="1.016cm" svg:height="0.674cm" svg:x="12.43cm" svg:y="22.59cm">
          <draw:text-box>
            <text:p><text:span text:style-name="T2">t1</text:span></text:p>
          </draw:text-box>
        </draw:frame>
        <draw:g>
          <draw:custom-shape draw:style-name="gr10" draw:text-style-name="P7" draw:layer="layout" svg:width="0.762cm" svg:height="0.762cm" svg:x="17.76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8.145cm" svg:y1="22.844cm" svg:x2="18.145cm" svg:y2="23.098cm">
            <text:p/>
          </draw:line>
          <draw:line draw:style-name="gr11" draw:text-style-name="P4" draw:layer="layout" svg:x1="18.272cm" svg:y1="22.971cm" svg:x2="18.018cm" svg:y2="22.971cm">
            <text:p/>
          </draw:line>
        </draw:g>
        <draw:line draw:style-name="gr17" draw:text-style-name="P1" draw:layer="layout" svg:x1="17.129cm" svg:y1="22.971cm" svg:x2="17.764cm" svg:y2="22.971cm">
          <text:p/>
        </draw:line>
        <draw:frame draw:style-name="gr18" draw:text-style-name="P3" draw:layer="layout" svg:width="1.016cm" svg:height="0.674cm" svg:x="16.24cm" svg:y="22.59cm">
          <draw:text-box>
            <text:p><text:span text:style-name="T2">t2</text:span></text:p>
          </draw:text-box>
        </draw:frame>
        <draw:g>
          <draw:custom-shape draw:style-name="gr10" draw:text-style-name="P7" draw:layer="layout" svg:width="0.762cm" svg:height="0.762cm" svg:x="21.701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22.082cm" svg:y1="22.844cm" svg:x2="22.082cm" svg:y2="23.098cm">
            <text:p/>
          </draw:line>
          <draw:line draw:style-name="gr11" draw:text-style-name="P4" draw:layer="layout" svg:x1="22.209cm" svg:y1="22.971cm" svg:x2="21.955cm" svg:y2="22.971cm">
            <text:p/>
          </draw:line>
        </draw:g>
        <draw:line draw:style-name="gr17" draw:text-style-name="P1" draw:layer="layout" svg:x1="21.066cm" svg:y1="22.971cm" svg:x2="21.701cm" svg:y2="22.971cm">
          <text:p/>
        </draw:line>
        <draw:frame draw:style-name="gr18" draw:text-style-name="P3" draw:layer="layout" svg:width="1.016cm" svg:height="0.674cm" svg:x="20.177cm" svg:y="22.59cm">
          <draw:text-box>
            <text:p><text:span text:style-name="T2">t3</text:span></text:p>
          </draw:text-box>
        </draw:frame>
        <draw:g>
          <draw:custom-shape draw:style-name="gr10" draw:text-style-name="P7" draw:layer="layout" svg:width="0.762cm" svg:height="0.762cm" svg:x="10.14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0.525cm" svg:y1="22.844cm" svg:x2="10.525cm" svg:y2="23.098cm">
            <text:p/>
          </draw:line>
          <draw:line draw:style-name="gr11" draw:text-style-name="P4" draw:layer="layout" svg:x1="10.652cm" svg:y1="22.971cm" svg:x2="10.398cm" svg:y2="22.971cm">
            <text:p/>
          </draw:line>
        </draw:g>
        <draw:line draw:style-name="gr17" draw:text-style-name="P1" draw:layer="layout" svg:x1="9.509cm" svg:y1="22.971cm" svg:x2="10.144cm" svg:y2="22.971cm">
          <text:p/>
        </draw:line>
        <draw:frame draw:style-name="gr18" draw:text-style-name="P3" draw:layer="layout" svg:width="1.016cm" svg:height="0.674cm" svg:x="8.62cm" svg:y="22.59cm">
          <draw:text-box>
            <text:p><text:span text:style-name="T2">t0</text:span></text:p>
          </draw:text-box>
        </draw:frame>
        <draw:line draw:style-name="gr6" draw:text-style-name="P4" draw:layer="layout" svg:x1="4.8cm" svg:y1="16.875cm" svg:x2="6.07cm" svg:y2="16.875cm">
          <text:p/>
        </draw:line>
        <draw:custom-shape draw:style-name="gr19" draw:text-style-name="P6" draw:layer="layout" svg:width="4.445cm" svg:height="1.016cm" svg:x="6.08cm" svg:y="11.287cm">
          <text:p text:style-name="P6"><text:span text:style-name="T2">Multi Tap Comb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cm" svg:y1="13.065cm" svg:x2="14.462cm" svg:y2="13.065cm">
          <text:p/>
        </draw:line>
        <draw:line draw:style-name="gr6" draw:text-style-name="P4" draw:layer="layout" svg:x1="9.255cm" svg:y1="15.605cm" svg:x2="11.16cm" svg:y2="15.605cm">
          <text:p/>
        </draw:line>
        <draw:frame draw:style-name="gr20" draw:text-style-name="P3" draw:layer="layout" svg:width="2.043cm" svg:height="0.674cm" svg:x="2.762cm" svg:y="16.478cm">
          <draw:text-box>
            <text:p><text:span text:style-name="T2">R Input</text:span></text:p>
          </draw:text-box>
        </draw:frame>
        <draw:frame draw:style-name="gr20" draw:text-style-name="P3" draw:layer="layout" svg:width="2.043cm" svg:height="0.674cm" svg:x="2.752cm" svg:y="11.414cm">
          <draw:text-box>
            <text:p><text:span text:style-name="T2">L Input</text:span></text:p>
          </draw:text-box>
        </draw:frame>
        <draw:frame draw:style-name="gr21" draw:text-style-name="P3" draw:layer="layout" svg:width="2.263cm" svg:height="0.674cm" svg:x="18.778cm" svg:y="11.414cm">
          <draw:text-box>
            <text:p><text:span text:style-name="T2">L Output</text:span></text:p>
          </draw:text-box>
        </draw:frame>
        <draw:frame draw:style-name="gr21" draw:text-style-name="P3" draw:layer="layout" svg:width="2.263cm" svg:height="0.674cm" svg:x="18.788cm" svg:y="16.478cm">
          <draw:text-box>
            <text:p><text:span text:style-name="T2">R Output</text:span></text:p>
          </draw:text-box>
        </draw:frame>
        <draw:custom-shape draw:style-name="gr19" draw:text-style-name="P6" draw:layer="layout" svg:width="4.445cm" svg:height="1.016cm" svg:x="6.08cm" svg:y="16.367cm">
          <text:p text:style-name="P6"><text:span text:style-name="T2">Multi Tap Comb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8cm" svg:y1="11.795cm" svg:x2="6.07cm" svg:y2="11.795cm">
          <text:p/>
        </draw:line>
        <draw:custom-shape draw:style-name="gr16" draw:text-style-name="P6" draw:layer="layout" svg:width="2.54cm" svg:height="1.016cm" svg:x="14.462cm" svg:y="12.557cm">
          <text:p text:style-name="P6"><text:span text:style-name="T2">Limiter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255cm" svg:y1="13.065cm" svg:x2="11.16cm" svg:y2="13.065cm">
          <text:p/>
        </draw:line>
        <draw:custom-shape draw:style-name="gr23" draw:text-style-name="P6" draw:layer="layout" svg:width="8.29cm" svg:height="1.016cm" svg:x="7.95cm" svg:y="13.827cm">
          <text:p text:style-name="P6"><text:span text:style-name="T2">Cross Mixer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223cm" svg:y1="14.081cm" svg:x2="7.223cm" svg:y2="12.303cm">
          <text:p/>
        </draw:line>
        <draw:line draw:style-name="gr6" draw:text-style-name="P4" draw:layer="layout" svg:x1="10.525cm" svg:y1="11.795cm" svg:x2="18.745cm" svg:y2="11.795cm">
          <text:p/>
        </draw:line>
        <draw:line draw:style-name="gr6" draw:text-style-name="P4" draw:layer="layout" svg:x1="10.525cm" svg:y1="16.875cm" svg:x2="18.78cm" svg:y2="16.875cm">
          <text:p/>
        </draw:line>
        <draw:line draw:style-name="gr11" draw:text-style-name="P1" draw:layer="layout" svg:x1="9.255cm" svg:y1="12.303cm" svg:x2="9.255cm" svg:y2="13.065cm">
          <text:p/>
        </draw:line>
        <draw:line draw:style-name="gr24" draw:text-style-name="P1" draw:layer="layout" svg:x1="7.223cm" svg:y1="14.589cm" svg:x2="7.223cm" svg:y2="16.367cm">
          <text:p/>
        </draw:line>
        <draw:line draw:style-name="gr11" draw:text-style-name="P1" draw:layer="layout" svg:x1="7.95cm" svg:y1="14.589cm" svg:x2="7.223cm" svg:y2="14.589cm">
          <text:p/>
        </draw:line>
        <draw:line draw:style-name="gr11" draw:text-style-name="P1" draw:layer="layout" svg:x1="7.95cm" svg:y1="14.081cm" svg:x2="7.223cm" svg:y2="14.081cm">
          <text:p/>
        </draw:line>
        <draw:custom-shape draw:style-name="gr16" draw:text-style-name="P6" draw:layer="layout" svg:width="2.54cm" svg:height="1.016cm" svg:x="14.462cm" svg:y="15.097cm">
          <text:p text:style-name="P6"><text:span text:style-name="T2">Limi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54cm" svg:height="1.016cm" svg:x="11.16cm" svg:y="15.097cm">
          <text:p text:style-name="P6"><text:span text:style-name="T2">Highpas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255cm" svg:y1="16.367cm" svg:x2="9.255cm" svg:y2="15.605cm">
          <text:p/>
        </draw:line>
        <draw:line draw:style-name="gr6" draw:text-style-name="P4" draw:layer="layout" svg:x1="13.7cm" svg:y1="15.605cm" svg:x2="14.462cm" svg:y2="15.605cm">
          <text:p/>
        </draw:line>
        <draw:line draw:style-name="gr11" draw:text-style-name="P1" draw:layer="layout" svg:x1="17.002cm" svg:y1="13.065cm" svg:x2="17.51cm" svg:y2="13.065cm">
          <text:p/>
        </draw:line>
        <draw:line draw:style-name="gr11" draw:text-style-name="P1" draw:layer="layout" svg:x1="16.967cm" svg:y1="15.605cm" svg:x2="17.51cm" svg:y2="15.605cm">
          <text:p/>
        </draw:line>
        <draw:line draw:style-name="gr11" draw:text-style-name="P1" draw:layer="layout" svg:x1="17.51cm" svg:y1="13.065cm" svg:x2="17.51cm" svg:y2="14.081cm">
          <text:p/>
        </draw:line>
        <draw:line draw:style-name="gr25" draw:text-style-name="P1" draw:layer="layout" svg:x1="17.51cm" svg:y1="14.081cm" svg:x2="16.24cm" svg:y2="14.081cm">
          <text:p/>
        </draw:line>
        <draw:line draw:style-name="gr25" draw:text-style-name="P1" draw:layer="layout" svg:x1="17.51cm" svg:y1="14.589cm" svg:x2="16.24cm" svg:y2="14.589cm">
          <text:p/>
        </draw:line>
        <draw:line draw:style-name="gr11" draw:text-style-name="P1" draw:layer="layout" svg:x1="17.51cm" svg:y1="15.605cm" svg:x2="17.51cm" svg:y2="14.589cm">
          <text:p/>
        </draw:line>
        <draw:line draw:style-name="gr6" draw:text-style-name="P4" draw:layer="layout" svg:x1="8.012cm" svg:y1="7.985cm" svg:x2="8.647cm" svg:y2="7.985cm">
          <text:p/>
        </draw:line>
        <draw:frame draw:style-name="gr20" draw:text-style-name="P3" draw:layer="layout" svg:width="2.043cm" svg:height="0.674cm" svg:x="2.781cm" svg:y="7.592cm">
          <draw:text-box>
            <text:p><text:span text:style-name="T2">R Input</text:span></text:p>
          </draw:text-box>
        </draw:frame>
        <draw:frame draw:style-name="gr20" draw:text-style-name="P3" draw:layer="layout" svg:width="2.043cm" svg:height="0.674cm" svg:x="2.744cm" svg:y="5.064cm">
          <draw:text-box>
            <text:p><text:span text:style-name="T2">L Input</text:span></text:p>
          </draw:text-box>
        </draw:frame>
        <draw:frame draw:style-name="gr21" draw:text-style-name="P3" draw:layer="layout" svg:width="2.263cm" svg:height="0.674cm" svg:x="22.586cm" svg:y="5.064cm">
          <draw:text-box>
            <text:p><text:span text:style-name="T2">L Output</text:span></text:p>
          </draw:text-box>
        </draw:frame>
        <draw:frame draw:style-name="gr21" draw:text-style-name="P3" draw:layer="layout" svg:width="2.263cm" svg:height="0.674cm" svg:x="22.613cm" svg:y="7.592cm">
          <draw:text-box>
            <text:p><text:span text:style-name="T2">R Output</text:span></text:p>
          </draw:text-box>
        </draw:frame>
        <draw:custom-shape draw:style-name="gr26" draw:text-style-name="P6" draw:layer="layout" svg:width="2.54cm" svg:height="3.81cm" svg:x="12.43cm" svg:y="4.81cm">
          <text:p text:style-name="P6"><text:span text:style-name="T2">SMT Comb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985cm" svg:y1="5.445cm" svg:x2="8.62cm" svg:y2="5.445cm">
          <text:p/>
        </draw:line>
        <draw:custom-shape draw:style-name="gr27" draw:text-style-name="P12" draw:layer="layout" svg:width="1.905cm" svg:height="3.81cm" svg:x="6.08cm" svg:y="4.81cm">
          <text:p text:style-name="P12"><text:span text:style-name="T5">L-R</text:span></text:p>
          <text:p text:style-name="P12"><text:span text:style-name="T5"/></text:p>
          <text:p text:style-name="P12"><text:span text:style-name="T5">to</text:span></text:p>
          <text:p text:style-name="P12"><text:span text:style-name="T5"/></text:p>
          <text:p text:style-name="P12"><text:span text:style-name="T5">M-S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905cm" svg:height="3.81cm" svg:x="19.415cm" svg:y="4.81cm">
          <text:p text:style-name="P12"><text:span text:style-name="T5">M-S</text:span></text:p>
          <text:p text:style-name="P12"><text:span text:style-name="T5"/></text:p>
          <text:p text:style-name="P13"><text:span text:style-name="T5">to</text:span></text:p>
          <text:p text:style-name="P12"><text:span text:style-name="T5"/></text:p>
          <text:p text:style-name="P12"><text:span text:style-name="T5">L-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7cm" svg:y1="5.445cm" svg:x2="15.605cm" svg:y2="5.445cm">
          <text:p/>
        </draw:line>
        <draw:line draw:style-name="gr6" draw:text-style-name="P4" draw:layer="layout" svg:x1="14.997cm" svg:y1="7.985cm" svg:x2="15.632cm" svg:y2="7.985cm">
          <text:p/>
        </draw:line>
        <draw:line draw:style-name="gr6" draw:text-style-name="P4" draw:layer="layout" svg:x1="4.81cm" svg:y1="5.445cm" svg:x2="6.08cm" svg:y2="5.445cm">
          <text:p/>
        </draw:line>
        <draw:line draw:style-name="gr6" draw:text-style-name="P4" draw:layer="layout" svg:x1="4.837cm" svg:y1="7.985cm" svg:x2="6.107cm" svg:y2="7.985cm">
          <text:p/>
        </draw:line>
        <draw:line draw:style-name="gr6" draw:text-style-name="P4" draw:layer="layout" svg:x1="21.347cm" svg:y1="7.985cm" svg:x2="22.617cm" svg:y2="7.985cm">
          <text:p/>
        </draw:line>
        <draw:line draw:style-name="gr6" draw:text-style-name="P4" draw:layer="layout" svg:x1="21.32cm" svg:y1="5.445cm" svg:x2="22.59cm" svg:y2="5.445cm">
          <text:p/>
        </draw:line>
        <draw:custom-shape draw:style-name="gr28" draw:text-style-name="P6" draw:layer="layout" svg:width="3.175cm" svg:height="1.016cm" svg:x="8.62cm" svg:y="4.937cm">
          <text:p text:style-name="P6"><text:span text:style-name="T2">Up Sampl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795cm" svg:y1="5.445cm" svg:x2="12.43cm" svg:y2="5.445cm">
          <text:p/>
        </draw:line>
        <draw:custom-shape draw:style-name="gr29" draw:text-style-name="P6" draw:layer="layout" svg:width="3.148cm" svg:height="1.016cm" svg:x="8.647cm" svg:y="7.477cm">
          <text:p text:style-name="P6"><text:span text:style-name="T2">Up Sampl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795cm" svg:y1="7.985cm" svg:x2="12.43cm" svg:y2="7.985cm">
          <text:p/>
        </draw:line>
        <draw:custom-shape draw:style-name="gr28" draw:text-style-name="P6" draw:layer="layout" svg:width="3.175cm" svg:height="1.016cm" svg:x="15.632cm" svg:y="7.477cm">
          <text:p text:style-name="P6"><text:span text:style-name="T2">Down Samp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3.175cm" svg:height="1.016cm" svg:x="15.605cm" svg:y="4.937cm">
          <text:p text:style-name="P6"><text:span text:style-name="T2">Down Sampl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8.78cm" svg:y1="5.445cm" svg:x2="19.415cm" svg:y2="5.445cm">
          <text:p/>
        </draw:line>
        <draw:line draw:style-name="gr6" draw:text-style-name="P4" draw:layer="layout" svg:x1="18.807cm" svg:y1="7.985cm" svg:x2="19.442cm" svg:y2="7.985cm">
          <text:p/>
        </draw:line>
        <draw:frame draw:style-name="gr30" draw:text-style-name="P15" draw:layer="layout" svg:width="1.687cm" svg:height="0.674cm" svg:x="4.429cm" svg:y="10.94cm">
          <draw:text-box>
            <text:p text:style-name="P14"><text:span text:style-name="T6">Main In</text:span></text:p>
          </draw:text-box>
        </draw:frame>
        <draw:frame draw:style-name="gr5" draw:text-style-name="P15" draw:layer="layout" svg:width="1.857cm" svg:height="0.674cm" svg:x="5.239cm" svg:y="12.391cm">
          <draw:text-box>
            <text:p text:style-name="P14"><text:span text:style-name="T6">Cross In</text:span></text:p>
          </draw:text-box>
        </draw:frame>
        <draw:frame draw:style-name="gr5" draw:text-style-name="P15" draw:layer="layout" svg:width="1.857cm" svg:height="0.674cm" svg:x="5.239cm" svg:y="15.732cm">
          <draw:text-box>
            <text:p text:style-name="P14"><text:span text:style-name="T6">Cross In</text:span></text:p>
          </draw:text-box>
        </draw:frame>
        <draw:frame draw:style-name="gr30" draw:text-style-name="P15" draw:layer="layout" svg:width="1.687cm" svg:height="0.674cm" svg:x="4.393cm" svg:y="17.183cm">
          <draw:text-box>
            <text:p text:style-name="P14"><text:span text:style-name="T6">Main In</text:span></text:p>
          </draw:text-box>
        </draw:frame>
        <draw:frame draw:style-name="gr30" draw:text-style-name="P15" draw:layer="layout" svg:width="2.026cm" svg:height="0.674cm" svg:x="9.261cm" svg:y="12.391cm">
          <draw:text-box>
            <text:p text:style-name="P14"><text:span text:style-name="T6">Cross Out</text:span></text:p>
          </draw:text-box>
        </draw:frame>
        <draw:frame draw:style-name="gr30" draw:text-style-name="P15" draw:layer="layout" svg:width="2.026cm" svg:height="0.674cm" svg:x="9.255cm" svg:y="15.732cm">
          <draw:text-box>
            <text:p text:style-name="P14"><text:span text:style-name="T6">Cross Out</text:span></text:p>
          </draw:text-box>
        </draw:frame>
        <draw:frame draw:style-name="gr3" draw:text-style-name="P2" draw:layer="layout" svg:width="8.63cm" svg:height="0.738cm" svg:x="2.276cm" svg:y="10.017cm">
          <draw:text-box>
            <text:p><text:span text:style-name="T1">Stereo Multi Tap Comb (SMT Comb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2H46M25S</meta:editing-duration>
    <meta:editing-cycles>217</meta:editing-cycles>
    <meta:generator>LibreOffice/7.3.2.2$Windows_X86_64 LibreOffice_project/49f2b1bff42cfccbd8f788c8dc32c1c309559be0</meta:generator>
    <dc:title>A4_Landscape</dc:title>
    <dc:date>2022-06-12T16:19:29.351000000</dc:date>
    <meta:document-statistic meta:object-count="145"/>
    <meta:template xlink:type="simple" xlink:actuate="onRequest" xlink:title="A4_Landscape" xlink:href="../../AppData/Roaming/LibreOffice/4/user/template/A4_Landscape.otg" meta:date="2020-08-18T11:09:49.288000000"/>
  </office:meta>
</office:document-meta>
</file>